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07:22:24.281000000</meta:creation-date>
    <dc:date>2019-10-30T07:28:13.004000000</dc:date>
    <meta:editing-duration>PT5M4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4.2.2$Windows_X86_64 LibreOffice_project/22b09f6418e8c2d508a9eaf86b2399209b0990f4</meta:generator>
  </office:meta>
</office:document-meta>
</file>